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 fo:font-style="italic"/>
    </style:style>
    <style:style style:name="T3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0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4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aving Taxes</text:h>
      <text:h text:style-name="P2" text:outline-level="2">Problem</text:h>
      <text:p text:style-name="P8"><text:span text:style-name="T11">In Chefland, everyone who earns </text:span><text:span text:style-name="Strong_20_Emphasis"><text:span text:style-name="T12">strictly</text:span></text:span><text:span text:style-name="T11"> more than </text:span><draw:frame draw:style-name="fr1" draw:name="Quadro1" text:anchor-type="char" svg:width="0.041cm" draw:z-index="0"><draw:text-box fo:min-height="0.041cm"><text:p text:style-name="P7">�</text:p></draw:text-box></draw:frame><text:span text:style-name="T13">Y</text:span><text:span text:style-name="T11"> rupees per year, has to pay a tax to Chef. Chef has allowed a special scheme where you can invest any amount of money and claim exemption for it.</text:span></text:p>
      <text:p text:style-name="P8"><text:span text:style-name="T11">You have earned </text:span><draw:frame draw:style-name="fr1" draw:name="Quadro2" text:anchor-type="char" svg:width="0.041cm" draw:z-index="1"><draw:text-box fo:min-height="0.041cm"><text:p text:style-name="P7">�</text:p></draw:text-box></draw:frame><text:span text:style-name="T13">X</text:span><text:span text:style-name="T11"> </text:span><draw:frame draw:style-name="fr1" draw:name="Quadro3" text:anchor-type="char" svg:width="0.041cm" draw:z-index="2"><draw:text-box fo:min-height="0.041cm"><text:p text:style-name="P7">(�&gt;�)</text:p></draw:text-box></draw:frame><text:span text:style-name="T14">(</text:span><text:span text:style-name="T13">X</text:span><text:span text:style-name="T14">&gt;</text:span><text:span text:style-name="T13">Y</text:span><text:span text:style-name="T14">)</text:span><text:span text:style-name="T11"> rupees this year. Find the </text:span><text:span text:style-name="Strong_20_Emphasis"><text:span text:style-name="T12">minimum</text:span></text:span><text:span text:style-name="T11"> amount of money you have to invest so that you don't have to pay taxes this year.</text:span></text:p>
      <text:h text:style-name="P3" text:outline-level="3">Input Format</text:h>
      <text:list xml:id="list1048039902" text:style-name="L1">
        <text:list-item>
          <text:p text:style-name="P9">The first line of input will contain a single integer <draw:frame draw:style-name="fr1" draw:name="Quadro4" text:anchor-type="char" svg:width="0.041cm" draw:z-index="3"><draw:text-box fo:min-height="0.041cm"><text:p text:style-name="P7">�</text:p></draw:text-box></draw:frame><text:span text:style-name="T1">T</text:span>, denoting the number of test cases.</text:p>
        </text:list-item>
        <text:list-item>
          <text:p text:style-name="P9">Each test case consists of a single line of input consisting of two space separated integers <draw:frame draw:style-name="fr1" draw:name="Quadro5" text:anchor-type="char" svg:width="0.041cm" draw:z-index="4"><draw:text-box fo:min-height="0.041cm"><text:p text:style-name="P7">�</text:p></draw:text-box></draw:frame><text:span text:style-name="T1">X</text:span> and <draw:frame draw:style-name="fr1" draw:name="Quadro6" text:anchor-type="char" svg:width="0.041cm" draw:z-index="5"><draw:text-box fo:min-height="0.041cm"><text:p text:style-name="P7">�</text:p></draw:text-box></draw:frame><text:span text:style-name="T1">Y</text:span> denoting the amount you earned and the amount above which you will have to pay taxes.</text:p>
        </text:list-item>
      </text:list>
      <text:h text:style-name="P3" text:outline-level="3">Output Format</text:h>
      <text:p text:style-name="P10">For each test case, output a single integer, denoting the minimum amount you need to invest.</text:p>
      <text:h text:style-name="P3" text:outline-level="3">Constraints</text:h>
      <text:list xml:id="list1119080661" text:style-name="L2">
        <text:list-item>
          <text:p text:style-name="P12"><draw:frame draw:style-name="fr1" draw:name="Quadro7" text:anchor-type="char" svg:width="0.041cm" draw:z-index="6"><draw:text-box fo:min-height="0.041cm"><text:p text:style-name="P7">1≤�≤100</text:p></draw:text-box></draw:frame>1≤<text:span text:style-name="T2">T</text:span>≤100</text:p>
        </text:list-item>
        <text:list-item>
          <text:p text:style-name="P12"><draw:frame draw:style-name="fr1" draw:name="Quadro8" text:anchor-type="char" svg:width="0.041cm" draw:z-index="7"><draw:text-box fo:min-height="0.041cm"><text:p text:style-name="P7">1≤�&lt;�≤100</text:p></draw:text-box></draw:frame>1≤<text:span text:style-name="T2">Y</text:span>&lt;<text:span text:style-name="T2">X</text:span>≤100</text:p>
        </text:list-item>
      </text:list>
      <text:h text:style-name="P3" text:outline-level="3">Sample 1:</text:h>
      <text:p text:style-name="P11">Input</text:p>
      <text:p text:style-name="P11">Output</text:p>
      <text:p text:style-name="P4">4</text:p>
      <text:p text:style-name="P5">4 2</text:p>
      <text:p text:style-name="P5">8 7</text:p>
      <text:p text:style-name="P5">5 1</text:p>
      <text:p text:style-name="P5">2 1</text:p>
      <text:p text:style-name="P4">2</text:p>
      <text:p text:style-name="P5">1</text:p>
      <text:p text:style-name="P5">4</text:p>
      <text:p text:style-name="P5">1</text:p>
      <text:h text:style-name="P3" text:outline-level="3">Explanation:</text:h>
      <text:p text:style-name="P8"><text:span text:style-name="Strong_20_Emphasis"><text:span text:style-name="T12">Test case </text:span></text:span><draw:frame draw:style-name="fr1" draw:name="Quadro9" text:anchor-type="char" svg:width="0.041cm" draw:z-index="8"><draw:text-box fo:min-height="0.041cm"><text:p text:style-name="P7">1</text:p></draw:text-box></draw:frame><text:span text:style-name="Strong_20_Emphasis"><text:span text:style-name="T14">1</text:span></text:span><text:span text:style-name="Strong_20_Emphasis"><text:span text:style-name="T12">:</text:span></text:span><text:span text:style-name="T11"> The amount above which you will have to pay taxes is </text:span><draw:frame draw:style-name="fr1" draw:name="Quadro10" text:anchor-type="char" svg:width="0.041cm" draw:z-index="9"><draw:text-box fo:min-height="0.041cm"><text:p text:style-name="P7">2</text:p></draw:text-box></draw:frame><text:span text:style-name="T14">2</text:span><text:span text:style-name="T11">. Since you earn </text:span><draw:frame draw:style-name="fr1" draw:name="Quadro11" text:anchor-type="char" svg:width="0.041cm" draw:z-index="10"><draw:text-box fo:min-height="0.041cm"><text:p text:style-name="P7">4</text:p></draw:text-box></draw:frame><text:span text:style-name="T14">4</text:span><text:span text:style-name="T11"> rupees, you need to invest at least </text:span><draw:frame draw:style-name="fr1" draw:name="Quadro12" text:anchor-type="char" svg:width="0.041cm" draw:z-index="11"><draw:text-box fo:min-height="0.041cm"><text:p text:style-name="P7">2</text:p></draw:text-box></draw:frame><text:span text:style-name="T14">2</text:span><text:span text:style-name="T11"> rupees. After investing </text:span><draw:frame draw:style-name="fr1" draw:name="Quadro13" text:anchor-type="char" svg:width="0.041cm" draw:z-index="12"><draw:text-box fo:min-height="0.041cm"><text:p text:style-name="P7">2</text:p></draw:text-box></draw:frame><text:span text:style-name="T14">2</text:span><text:span text:style-name="T11"> rupees, you will remain with an effective income </text:span><draw:frame draw:style-name="fr1" draw:name="Quadro14" text:anchor-type="char" svg:width="0.041cm" draw:z-index="13"><draw:text-box fo:min-height="0.041cm"><text:p text:style-name="P7">4−2=2</text:p></draw:text-box></draw:frame><text:span text:style-name="T14">4−2=2</text:span><text:span text:style-name="T11"> rupees which will not be taxed.</text:span></text:p>
      <text:p text:style-name="P8"><text:span text:style-name="Strong_20_Emphasis"><text:span text:style-name="T12">Test case </text:span></text:span><draw:frame draw:style-name="fr1" draw:name="Quadro15" text:anchor-type="char" svg:width="0.041cm" draw:z-index="14"><draw:text-box fo:min-height="0.041cm"><text:p text:style-name="P7">2</text:p></draw:text-box></draw:frame><text:span text:style-name="Strong_20_Emphasis"><text:span text:style-name="T14">2</text:span></text:span><text:span text:style-name="Strong_20_Emphasis"><text:span text:style-name="T12">:</text:span></text:span><text:span text:style-name="T11"> The amount above which you will have to pay taxes is </text:span><draw:frame draw:style-name="fr1" draw:name="Quadro16" text:anchor-type="char" svg:width="0.041cm" draw:z-index="15"><draw:text-box fo:min-height="0.041cm"><text:p text:style-name="P7">7</text:p></draw:text-box></draw:frame><text:span text:style-name="T14">7</text:span><text:span text:style-name="T11">. Since you earn </text:span><draw:frame draw:style-name="fr1" draw:name="Quadro17" text:anchor-type="char" svg:width="0.041cm" draw:z-index="16"><draw:text-box fo:min-height="0.041cm"><text:p text:style-name="P7">8</text:p></draw:text-box></draw:frame><text:span text:style-name="T14">8</text:span><text:span text:style-name="T11"> rupees, you need to invest at least </text:span><draw:frame draw:style-name="fr1" draw:name="Quadro18" text:anchor-type="char" svg:width="0.041cm" draw:z-index="17"><draw:text-box fo:min-height="0.041cm"><text:p text:style-name="P7">1</text:p></draw:text-box></draw:frame><text:span text:style-name="T14">1</text:span><text:span text:style-name="T11"> rupees.</text:span></text:p>
      <text:p text:style-name="P8"><text:span text:style-name="Strong_20_Emphasis"><text:span text:style-name="T12">Test case </text:span></text:span><draw:frame draw:style-name="fr1" draw:name="Quadro19" text:anchor-type="char" svg:width="0.041cm" draw:z-index="18"><draw:text-box fo:min-height="0.041cm"><text:p text:style-name="P7">3</text:p></draw:text-box></draw:frame><text:span text:style-name="Strong_20_Emphasis"><text:span text:style-name="T14">3</text:span></text:span><text:span text:style-name="Strong_20_Emphasis"><text:span text:style-name="T12">:</text:span></text:span><text:span text:style-name="T11"> The amount above which you will have to pay taxes is </text:span><draw:frame draw:style-name="fr1" draw:name="Quadro20" text:anchor-type="char" svg:width="0.041cm" draw:z-index="19"><draw:text-box fo:min-height="0.041cm"><text:p text:style-name="P7">1</text:p></draw:text-box></draw:frame><text:span text:style-name="T14">1</text:span><text:span text:style-name="T11">. Since you earn </text:span><draw:frame draw:style-name="fr1" draw:name="Quadro21" text:anchor-type="char" svg:width="0.041cm" draw:z-index="20"><draw:text-box fo:min-height="0.041cm"><text:p text:style-name="P7">5</text:p></draw:text-box></draw:frame><text:span text:style-name="T14">5</text:span><text:span text:style-name="T11"> rupees, you need to invest at least </text:span><draw:frame draw:style-name="fr1" draw:name="Quadro22" text:anchor-type="char" svg:width="0.041cm" draw:z-index="21"><draw:text-box fo:min-height="0.041cm"><text:p text:style-name="P7">4</text:p></draw:text-box></draw:frame><text:span text:style-name="T14">4</text:span><text:span text:style-name="T11"> rupees.</text:span></text:p>
      <text:p text:style-name="P8"><text:span text:style-name="Strong_20_Emphasis"><text:span text:style-name="T12">Test case </text:span></text:span><draw:frame draw:style-name="fr1" draw:name="Quadro23" text:anchor-type="char" svg:width="0.041cm" draw:z-index="22"><draw:text-box fo:min-height="0.041cm"><text:p text:style-name="P7">4</text:p></draw:text-box></draw:frame><text:span text:style-name="Strong_20_Emphasis"><text:span text:style-name="T14">4</text:span></text:span><text:span text:style-name="Strong_20_Emphasis"><text:span text:style-name="T12">:</text:span></text:span><text:span text:style-name="T11"> The amount above which you will have to pay taxes is </text:span><draw:frame draw:style-name="fr1" draw:name="Quadro24" text:anchor-type="char" svg:width="0.041cm" draw:z-index="23"><draw:text-box fo:min-height="0.041cm"><text:p text:style-name="P7">1</text:p></draw:text-box></draw:frame><text:span text:style-name="T14">1</text:span><text:span text:style-name="T11">. Since you earn </text:span><draw:frame draw:style-name="fr1" draw:name="Quadro25" text:anchor-type="char" svg:width="0.041cm" draw:z-index="24"><draw:text-box fo:min-height="0.041cm"><text:p text:style-name="P7">2</text:p></draw:text-box></draw:frame><text:span text:style-name="T14">2</text:span><text:span text:style-name="T11"> rupees, you need to invest at least </text:span><draw:frame draw:style-name="fr1" draw:name="Quadro26" text:anchor-type="char" svg:width="0.041cm" draw:z-index="25"><draw:text-box fo:min-height="0.041cm"><text:p text:style-name="P7">1</text:p></draw:text-box></draw:frame><text:span text:style-name="T14">1</text:span><text:span text:style-name="T11"> rupees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09:52:59.707000000</dc:date>
    <meta:editing-duration>PT44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5" meta:word-count="322" meta:character-count="1508" meta:non-whitespace-character-count="1245"/>
  </office:meta>
</office:document-meta>
</file>